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0" style:family="table">
      <style:table-properties style:width="16.976cm" fo:margin-left="0.037cm" fo:margin-right="-0.012cm" table:align="margins"/>
    </style:style>
    <style:style style:name="Таблица10.A" style:family="table-column">
      <style:table-column-properties style:column-width="0.556cm" style:rel-column-width="2145*"/>
    </style:style>
    <style:style style:name="Таблица10.B" style:family="table-column">
      <style:table-column-properties style:column-width="13.785cm" style:rel-column-width="53216*"/>
    </style:style>
    <style:style style:name="Таблица10.C" style:family="table-column">
      <style:table-column-properties style:column-width="2.635cm" style:rel-column-width="10174*"/>
    </style:style>
    <style:style style:name="Таблица10.A1" style:family="table-cell">
      <style:table-cell-properties fo:padding="0.097cm" fo:border="none"/>
    </style:style>
    <style:style style:name="Таблица9" style:family="table">
      <style:table-properties style:width="17.013cm" fo:margin-left="0cm" fo:margin-right="-0.012cm" table:align="margins"/>
    </style:style>
    <style:style style:name="Таблица9.A" style:family="table-column">
      <style:table-column-properties style:column-width="0.582cm" style:rel-column-width="2242*"/>
    </style:style>
    <style:style style:name="Таблица9.B" style:family="table-column">
      <style:table-column-properties style:column-width="13.785cm" style:rel-column-width="53100*"/>
    </style:style>
    <style:style style:name="Таблица9.C" style:family="table-column">
      <style:table-column-properties style:column-width="2.646cm" style:rel-column-width="10193*"/>
    </style:style>
    <style:style style:name="Таблица9.A1" style:family="table-cell">
      <style:table-cell-properties fo:padding="0.097cm" fo:border="none"/>
    </style:style>
    <style:style style:name="Таблица9.2" style:family="table-row">
      <style:table-row-properties style:min-row-height="0.767cm"/>
    </style:style>
    <style:style style:name="Таблица8" style:family="table">
      <style:table-properties style:width="17.013cm" fo:margin-left="0cm" fo:margin-right="-0.012cm" table:align="margins"/>
    </style:style>
    <style:style style:name="Таблица8.A" style:family="table-column">
      <style:table-column-properties style:column-width="0.582cm" style:rel-column-width="2242*"/>
    </style:style>
    <style:style style:name="Таблица8.B" style:family="table-column">
      <style:table-column-properties style:column-width="13.785cm" style:rel-column-width="53100*"/>
    </style:style>
    <style:style style:name="Таблица8.C" style:family="table-column">
      <style:table-column-properties style:column-width="2.646cm" style:rel-column-width="10193*"/>
    </style:style>
    <style:style style:name="Таблица8.A1" style:family="table-cell">
      <style:table-cell-properties fo:padding="0.097cm" fo:border="none"/>
    </style:style>
    <style:style style:name="Таблица7" style:family="table">
      <style:table-properties style:width="17.013cm" fo:margin-left="0cm" fo:margin-right="-0.012cm" table:align="margins"/>
    </style:style>
    <style:style style:name="Таблица7.A" style:family="table-column">
      <style:table-column-properties style:column-width="0.582cm" style:rel-column-width="2242*"/>
    </style:style>
    <style:style style:name="Таблица7.B" style:family="table-column">
      <style:table-column-properties style:column-width="13.785cm" style:rel-column-width="53100*"/>
    </style:style>
    <style:style style:name="Таблица7.C" style:family="table-column">
      <style:table-column-properties style:column-width="2.646cm" style:rel-column-width="10193*"/>
    </style:style>
    <style:style style:name="Таблица7.A1" style:family="table-cell">
      <style:table-cell-properties fo:padding="0.097cm" fo:border="none"/>
    </style:style>
    <style:style style:name="Таблица6" style:family="table">
      <style:table-properties style:width="17.013cm" fo:margin-left="0cm" fo:margin-right="-0.012cm" table:align="margins"/>
    </style:style>
    <style:style style:name="Таблица6.A" style:family="table-column">
      <style:table-column-properties style:column-width="0.582cm" style:rel-column-width="2242*"/>
    </style:style>
    <style:style style:name="Таблица6.B" style:family="table-column">
      <style:table-column-properties style:column-width="13.785cm" style:rel-column-width="53100*"/>
    </style:style>
    <style:style style:name="Таблица6.C" style:family="table-column">
      <style:table-column-properties style:column-width="2.646cm" style:rel-column-width="10193*"/>
    </style:style>
    <style:style style:name="Таблица6.A1" style:family="table-cell">
      <style:table-cell-properties fo:padding="0.097cm" fo:border="none"/>
    </style:style>
    <style:style style:name="Таблица5" style:family="table">
      <style:table-properties style:width="17.013cm" fo:margin-left="0cm" fo:margin-right="-0.012cm" table:align="margins"/>
    </style:style>
    <style:style style:name="Таблица5.A" style:family="table-column">
      <style:table-column-properties style:column-width="0.582cm" style:rel-column-width="2242*"/>
    </style:style>
    <style:style style:name="Таблица5.B" style:family="table-column">
      <style:table-column-properties style:column-width="13.785cm" style:rel-column-width="53100*"/>
    </style:style>
    <style:style style:name="Таблица5.C" style:family="table-column">
      <style:table-column-properties style:column-width="2.646cm" style:rel-column-width="10193*"/>
    </style:style>
    <style:style style:name="Таблица5.A1" style:family="table-cell">
      <style:table-cell-properties fo:padding="0.097cm" fo:border="none"/>
    </style:style>
    <style:style style:name="Таблица4" style:family="table">
      <style:table-properties style:width="17.013cm" fo:margin-left="0cm" fo:margin-right="-0.012cm" table:align="margins"/>
    </style:style>
    <style:style style:name="Таблица4.A" style:family="table-column">
      <style:table-column-properties style:column-width="0.582cm" style:rel-column-width="2242*"/>
    </style:style>
    <style:style style:name="Таблица4.B" style:family="table-column">
      <style:table-column-properties style:column-width="13.785cm" style:rel-column-width="53100*"/>
    </style:style>
    <style:style style:name="Таблица4.C" style:family="table-column">
      <style:table-column-properties style:column-width="2.646cm" style:rel-column-width="10193*"/>
    </style:style>
    <style:style style:name="Таблица4.A1" style:family="table-cell">
      <style:table-cell-properties fo:padding="0.097cm" fo:border="none"/>
    </style:style>
    <style:style style:name="Таблица3" style:family="table">
      <style:table-properties style:width="17.029cm" fo:margin-left="-0.016cm" fo:margin-right="-0.012cm" table:align="margins"/>
    </style:style>
    <style:style style:name="Таблица3.A" style:family="table-column">
      <style:table-column-properties style:column-width="0.607cm" style:rel-column-width="2335*"/>
    </style:style>
    <style:style style:name="Таблица3.B" style:family="table-column">
      <style:table-column-properties style:column-width="13.785cm" style:rel-column-width="53051*"/>
    </style:style>
    <style:style style:name="Таблица3.C" style:family="table-column">
      <style:table-column-properties style:column-width="2.637cm" style:rel-column-width="10149*"/>
    </style:style>
    <style:style style:name="Таблица3.A1" style:family="table-cell">
      <style:table-cell-properties fo:padding="0.097cm" fo:border="none"/>
    </style:style>
    <style:style style:name="Таблица2" style:family="table">
      <style:table-properties style:width="17.013cm" fo:margin-left="0cm" fo:margin-right="-0.012cm" table:align="margins"/>
    </style:style>
    <style:style style:name="Таблица2.A" style:family="table-column">
      <style:table-column-properties style:column-width="0.582cm" style:rel-column-width="2242*"/>
    </style:style>
    <style:style style:name="Таблица2.B" style:family="table-column">
      <style:table-column-properties style:column-width="13.785cm" style:rel-column-width="53100*"/>
    </style:style>
    <style:style style:name="Таблица2.C" style:family="table-column">
      <style:table-column-properties style:column-width="2.646cm" style:rel-column-width="10193*"/>
    </style:style>
    <style:style style:name="Таблица2.A1" style:family="table-cell">
      <style:table-cell-properties fo:padding="0.097cm" fo:border="none"/>
    </style:style>
    <style:style style:name="Таблица1" style:family="table">
      <style:table-properties style:width="17.013cm" fo:margin-left="0cm" fo:margin-right="-0.012cm" table:align="margins"/>
    </style:style>
    <style:style style:name="Таблица1.A" style:family="table-column">
      <style:table-column-properties style:column-width="0.582cm" style:rel-column-width="2242*"/>
    </style:style>
    <style:style style:name="Таблица1.B" style:family="table-column">
      <style:table-column-properties style:column-width="13.785cm" style:rel-column-width="53100*"/>
    </style:style>
    <style:style style:name="Таблица1.C" style:family="table-column">
      <style:table-column-properties style:column-width="2.646cm" style:rel-column-width="10193*"/>
    </style:style>
    <style:style style:name="Таблица1.A1" style:family="table-cell">
      <style:table-cell-properties fo:padding="0.097cm" fo:border="non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 fo:font-weight="bold" style:font-weight-asian="bold" style:font-weight-complex="bold"/>
    </style:style>
    <style:style style:name="P3" style:family="paragraph" style:parent-style-name="Table_20_Contents">
      <style:text-properties fo:language="ru" fo:country="RU" fo:font-weight="bold" style:font-weight-asian="bold" style:font-weight-complex="bold"/>
    </style:style>
    <style:style style:name="P4" style:family="paragraph" style:parent-style-name="Text_20_body">
      <style:text-properties fo:language="ru" fo:country="RU"/>
    </style:style>
    <style:style style:name="P5" style:family="paragraph" style:parent-style-name="Text_20_body">
      <style:text-properties fo:language="ru" fo:country="RU" fo:font-weight="bold" style:font-weight-asian="bold" style:font-weight-complex="bold"/>
    </style:style>
    <style:style style:name="P6" style:family="paragraph" style:parent-style-name="Text_20_body">
      <style:text-properties fo:language="ru" fo:country="RU" fo:font-weight="normal" style:font-weight-asian="normal" style:font-weight-complex="normal"/>
    </style:style>
    <style:style style:name="P7" style:family="paragraph" style:parent-style-name="Text_20_body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Text_20_body">
      <style:text-properties fo:language="en" fo:country="US"/>
    </style:style>
    <style:style style:name="P10" style:family="paragraph" style:parent-style-name="Heading_20_1">
      <style:text-properties fo:language="ru" fo:country="RU"/>
    </style:style>
    <style:style style:name="P11" style:family="paragraph" style:parent-style-name="Heading_20_2">
      <style:text-properties fo:language="en" fo:country="US"/>
    </style:style>
    <style:style style:name="P12" style:family="paragraph" style:parent-style-name="Heading_20_2">
      <style:text-properties fo:language="ru" fo:country="RU"/>
    </style:style>
    <style:style style:name="P13" style:family="paragraph" style:parent-style-name="Table_20_Contents">
      <style:text-properties fo:language="en" fo:country="US"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font-variant="normal" fo:text-transform="none" fo:color="#000000" style:font-name="Arial2" fo:font-size="9.75pt" fo:letter-spacing="normal" fo:font-style="normal" fo:font-weight="normal"/>
    </style:style>
    <style:style style:name="T5" style:family="text">
      <style:text-properties fo:font-variant="normal" fo:text-transform="none" fo:color="#000000" style:font-name="Arial2" fo:font-size="9.75pt" fo:letter-spacing="normal" fo:language="en" fo:country="US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Версии платформы</text:h>
      <text:h text:style-name="P11" text:outline-level="2">0.5.<text:span text:style-name="T1">4</text:span>-<text:span text:style-name="T1">1</text:span><text:tab/><text:span text:style-name="T1">09.01.2014</text:span></text:h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3">+</text:p>
          </table:table-cell>
          <table:table-cell table:style-name="Таблица10.A1" office:value-type="string">
            <text:p text:style-name="P7">GUI: <text:span text:style-name="T1">Иерархический список объектов </text:span>(hierarchy browser)</text:p>
          </table:table-cell>
          <table:table-cell table:style-name="Таблица10.A1" office:value-type="string">
            <text:p text:style-name="Text_20_body"><text:a xlink:type="simple" xlink:href="https://jira.inttrust.ru:8443/browse/CMFIVE-197">CMFIVE-197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Ссылочное поле в коллекции имеет тип <text:span text:style-name="T3">long, </text:span>если используется условное выражение в запросе (<text:span text:style-name="T3">CASE/WHEN)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06">CMFIVE-406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Атрибуты <text:span text:style-name="T3">field, name </text:span>и <text:span text:style-name="T3">type </text:span>тега <text:span text:style-name="T3">column </text:span>в конфигурации представлений коллекций являются обязательными, но не были объявлены обязательными в схеме <text:span text:style-name="T3">XML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64">CMFIVE-6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Table browser <text:span text:style-name="T1">с одиночным выбором должен заменять значение поля, а не добавлять в него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5">CMFIVE-415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При удалении объекта поля на форме становятся нередактируемым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419">CMFIVE-419</text:a></text:p>
          </table:table-cell>
        </table:table-row>
        <table:table-row>
          <table:table-cell table:style-name="Таблица10.A1" office:value-type="string">
            <text:p text:style-name="P2">-</text:p>
          </table:table-cell>
          <table:table-cell table:style-name="Таблица10.A1" office:value-type="string">
            <text:p text:style-name="P7">GUI: Table browser <text:span text:style-name="T1">не отображает представление, указанное в </text:span>collection-view-ref</text:p>
          </table:table-cell>
          <table:table-cell table:style-name="Таблица10.A1" office:value-type="string">
            <text:p text:style-name="Text_20_body"><text:a xlink:type="simple" xlink:href="https://jira.inttrust.ru:8443/browse/CMFIVE-421">CMFIVE-421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0.A1" office:value-type="string">
            <text:p text:style-name="Text_20_body"><text:a xlink:type="simple" xlink:href="https://jira.inttrust.ru:8443/browse/CMFIVE-261">CMFIVE-261</text:a><text:line-break/><text:a xlink:type="simple" xlink:href="https://jira.inttrust.ru:8443/browse/CMFIVE-374">CMFIVE-374</text:a></text:p>
          </table:table-cell>
        </table:table-row>
        <table:table-row>
          <table:table-cell table:style-name="Таблица10.A1" office:value-type="string">
            <text:p text:style-name="P3">-</text:p>
          </table:table-cell>
          <table:table-cell table:style-name="Таблица10.A1" office:value-type="string">
            <text:p text:style-name="P4">Юнит-тесты сервиса вложений</text:p>
          </table:table-cell>
          <table:table-cell table:style-name="Таблица10.A1" office:value-type="string">
            <text:p text:style-name="Text_20_body"/>
          </table:table-cell>
        </table:table-row>
      </table:table>
      <text:h text:style-name="P11" text:outline-level="2">0.5.4<text:tab/>04.01.2014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На имена фильтров коллекций в конфигурации наложено такое же ограничение, как и на имена полей и типов доменных объектов — буквы, цифры, знак подчёркивания</text:p>
          </table:table-cell>
          <table:table-cell table:style-name="Таблица9.A1" office:value-type="string">
            <text:p text:style-name="Text_20_body"><text:a xlink:type="simple" xlink:href="https://jira.inttrust.ru:8443/browse/CMFIVE-365">CMFIVE-365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сервиса вложений</text:p>
          </table:table-cell>
          <table:table-cell table:style-name="Таблица9.A1" office:value-type="string">
            <text:p text:style-name="Text_20_body"><text:a xlink:type="simple" xlink:href="https://jira.inttrust.ru:8443/browse/CMFIVE-387">CMFIVE-387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<text:span text:style-name="T3">API </text:span>полей даты с временной зоной (DateTimeWithTimeZone)</text:p>
          </table:table-cell>
          <table:table-cell table:style-name="Таблица9.A1" office:value-type="string">
            <text:p text:style-name="Text_20_body"><text:a xlink:type="simple" xlink:href="https://jira.inttrust.ru:8443/browse/CMFIVE-410">CMFIVE-410</text:a></text:p>
          </table:table-cell>
        </table:table-row>
        <table:table-row table:style-name="Таблица9.2">
          <table:table-cell table:style-name="Таблица9.A1" office:value-type="string">
            <text:p text:style-name="P1">!</text:p>
          </table:table-cell>
          <table:table-cell table:style-name="Таблица9.A1" office:value-type="string">
            <text:p text:style-name="P6">Изменён контракт метода <text:span text:style-name="T3">ConfigurationExplorer.getCollectionColumnConfig(String, String): </text:span>первый параметр принимает имя представления (<text:span text:style-name="T3">view) </text:span>коллекции, а не самой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355">CMFIVE-355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6">Конфигурация коллекций: поле, заданное в запросе константой, возвращается как ссылочное, если его синоним (алиас) заканчивается на «<text:span text:style-name="T3">Id</text:span>»</text:p>
          </table:table-cell>
          <table:table-cell table:style-name="Таблица9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Изменение объектов, возвращаемых сервисом конфигурации, больше не влияет на конфигурацию системы</text:p>
          </table:table-cell>
          <table:table-cell table:style-name="Таблица9.A1" office:value-type="string">
            <text:p text:style-name="Text_20_body"><text:a xlink:type="simple" xlink:href="https://jira.inttrust.ru:8443/browse/CMFIVE-19">CMFIVE-19</text:a></text:p>
          </table:table-cell>
        </table:table-row>
        <table:table-row>
          <table:table-cell table:style-name="Таблица9.A1" office:value-type="string">
            <text:p text:style-name="P1">*</text:p>
          </table:table-cell>
          <table:table-cell table:style-name="Таблица9.A1" office:value-type="string">
            <text:p text:style-name="P4">Завершена реализация <text:span text:style-name="T3">JDBC-</text:span>драйвера</text:p>
          </table:table-cell>
          <table:table-cell table:style-name="Таблица9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5">Сервис полнотекстового поиска</text:p>
          </table:table-cell>
          <table:table-cell table:style-name="Таблица9.A1" office:value-type="string">
            <text:p text:style-name="Text_20_body"><text:a xlink:type="simple" xlink:href="https://jira.inttrust.ru:8443/browse/CMFIVE-218">CMFIVE-218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Text_20_body"><text:span text:style-name="T1">Компонент загрузки справочных данных: реализова</text:span><text:span text:style-name="T4">на возможность добавлять ключевые поля типа Reference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9.A1" office:value-type="string">
            <text:p text:style-name="P1">+</text:p>
          </table:table-cell>
          <table:table-cell table:style-name="Таблица9.A1" office:value-type="string">
            <text:p text:style-name="P7">GUI: <text:span text:style-name="T1">отображение форм в режиме просмотра</text:span></text:p>
          </table:table-cell>
          <table:table-cell table:style-name="Таблица9.A1" office:value-type="string">
            <text:p text:style-name="Text_20_body"><text:a xlink:type="simple" xlink:href="https://jira.inttrust.ru:8443/browse/CMFIVE-293">CMFIVE-293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Фильтр по дате не возвращает результатов</text:p>
          </table:table-cell>
          <table:table-cell table:style-name="Таблица9.A1" office:value-type="string">
            <text:p text:style-name="Text_20_body"><text:a xlink:type="simple" xlink:href="https://jira.inttrust.ru:8443/browse/CMFIVE-379">CMFIVE-379</text:a></text:p>
          </table:table-cell>
        </table:table-row>
        <table:table-row>
          <table:table-cell table:style-name="Таблица9.A1" office:value-type="string">
            <text:p text:style-name="P3">-</text:p>
          </table:table-cell>
          <table:table-cell table:style-name="Таблица9.A1" office:value-type="string">
            <text:p text:style-name="P4">Некорректная работа с несколькими <text:span text:style-name="T3">id </text:span>в запросе коллекции</text:p>
          </table:table-cell>
          <table:table-cell table:style-name="Таблица9.A1" office:value-type="string">
            <text:p text:style-name="Text_20_body"><text:a xlink:type="simple" xlink:href="https://jira.inttrust.ru:8443/browse/CMFIVE-409">CMFIVE-409</text:a></text:p>
          </table:table-cell>
        </table:table-row>
      </table:table>
      <text:h text:style-name="P11" text:outline-level="2"><text:soft-page-break/>0.5.3-2<text:tab/>26.12.2013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>
          <table:table-cell table:style-name="Таблица8.A1" office:value-type="string">
            <text:p text:style-name="P1">*</text:p>
          </table:table-cell>
          <table:table-cell table:style-name="Таблица8.A1" office:value-type="string">
            <text:p text:style-name="P6">Конфигурационный файл <text:span text:style-name="T3">global.xml </text:span>удалён из конфигурации ядра (перенесён в проект <text:span text:style-name="T3">modules-configuration</text:span>)</text:p>
          </table:table-cell>
          <table:table-cell table:style-name="Таблица8.A1" office:value-type="string">
            <text:p text:style-name="Text_20_body"><text:a xlink:type="simple" xlink:href="https://jira.inttrust.ru:8443/browse/CMFIVE-391">CMFIVE-391</text:a></text:p>
          </table:table-cell>
        </table:table-row>
        <table:table-row>
          <table:table-cell table:style-name="Таблица8.A1" office:value-type="string">
            <text:p text:style-name="P1">+</text:p>
          </table:table-cell>
          <table:table-cell table:style-name="Таблица8.A1" office:value-type="string">
            <text:p text:style-name="Text_20_body"><text:span text:style-name="T2">Добавлена возможность использовать параметры в запросах, выполняемых без конфигурируемой коллекции (</text:span><text:span text:style-name="T5">CollectionsService.findCollectionByQuery</text:span><text:span text:style-name="T4">)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182">CMFIVE-182</text:a></text:p>
          </table:table-cell>
        </table:table-row>
        <table:table-row>
          <table:table-cell table:style-name="Таблица8.A1" office:value-type="string">
            <text:p text:style-name="P2">+</text:p>
          </table:table-cell>
          <table:table-cell table:style-name="Таблица8.A1" office:value-type="string">
            <text:p text:style-name="P7">GUI: <text:span text:style-name="T1">Реализован поиск по столбцам коллекций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220">CMFIVE-220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Коллекции не отображались, если их представление (</text:span>collection-view) <text:span text:style-name="T1">содержало скрытые (</text:span>hidden) <text:span text:style-name="T1">поля</text:span></text:p>
          </table:table-cell>
          <table:table-cell table:style-name="Таблица8.A1" office:value-type="string">
            <text:p text:style-name="Text_20_body"><text:a xlink:type="simple" xlink:href="https://jira.inttrust.ru:8443/browse/CMFIVE-392">CMFIVE-392</text:a></text:p>
          </table:table-cell>
        </table:table-row>
        <table:table-row>
          <table:table-cell table:style-name="Таблица8.A1" office:value-type="string">
            <text:p text:style-name="P3">-</text:p>
          </table:table-cell>
          <table:table-cell table:style-name="Таблица8.A1" office:value-type="string">
            <text:p text:style-name="P7">GUI: <text:span text:style-name="T1">Не работал </text:span>check box</text:p>
          </table:table-cell>
          <table:table-cell table:style-name="Таблица8.A1" office:value-type="string">
            <text:p text:style-name="Text_20_body"/>
          </table:table-cell>
        </table:table-row>
        <table:table-row>
          <table:table-cell table:style-name="Таблица8.A1" office:value-type="string">
            <text:p text:style-name="P2">-</text:p>
          </table:table-cell>
          <table:table-cell table:style-name="Таблица8.A1" office:value-type="string">
            <text:p text:style-name="P7">GUI: <text:span text:style-name="T1">Исправление в </text:span>table browser</text:p>
          </table:table-cell>
          <table:table-cell table:style-name="Таблица8.A1" office:value-type="string">
            <text:p text:style-name="Text_20_body"/>
          </table:table-cell>
        </table:table-row>
      </table:table>
      <text:h text:style-name="P11" text:outline-level="2">0.5.3-1<text:tab/>24.12.2013<text:tab/><text:tab/>Christmas release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row>
          <table:table-cell table:style-name="Таблица7.A1" office:value-type="string">
            <text:p text:style-name="P2">!</text:p>
          </table:table-cell>
          <table:table-cell table:style-name="Таблица7.A1" office:value-type="string">
            <text:p text:style-name="P6">Сохранение доменных объектов вложений через <text:span text:style-name="T3">CrudService </text:span>теперь невозможно — необходимо использовать <text:span text:style-name="T3">AttachmentService</text:span></text:p>
          </table:table-cell>
          <table:table-cell table:style-name="Таблица7.A1" office:value-type="string">
            <text:p text:style-name="Text_20_body"><text:a xlink:type="simple" xlink:href="https://jira.inttrust.ru:8443/browse/CMFIVE-22">CMFIVE-22</text:a></text:p>
          </table:table-cell>
        </table:table-row>
        <table:table-row>
          <table:table-cell table:style-name="Таблица7.A1" office:value-type="string">
            <text:p text:style-name="P2">*</text:p>
          </table:table-cell>
          <table:table-cell table:style-name="Таблица7.A1" office:value-type="string">
            <text:p text:style-name="P4">Добавлена возможность модифицировать состав колонок коллекции — временная реализация</text:p>
          </table:table-cell>
          <table:table-cell table:style-name="Таблица7.A1" office:value-type="string">
            <text:p text:style-name="Text_20_body"/>
          </table:table-cell>
        </table:table-row>
        <table:table-row>
          <table:table-cell table:style-name="Таблица7.A1" office:value-type="string">
            <text:p text:style-name="P1">+</text:p>
          </table:table-cell>
          <table:table-cell table:style-name="Таблица7.A1" office:value-type="string">
            <text:p text:style-name="P6">Метод для блокировки доменного объекта в рамках транзакции</text:p>
          </table:table-cell>
          <table:table-cell table:style-name="Таблица7.A1" office:value-type="string">
            <text:p text:style-name="Text_20_body"><text:a xlink:type="simple" xlink:href="https://jira.inttrust.ru:8443/browse/CMFIVE-150">CMFIVE-150</text:a></text:p>
          </table:table-cell>
        </table:table-row>
        <table:table-row>
          <table:table-cell table:style-name="Таблица7.A1" office:value-type="string">
            <text:p text:style-name="P2">+</text:p>
          </table:table-cell>
          <table:table-cell table:style-name="Таблица7.A1" office:value-type="string">
            <text:p text:style-name="P6">Настройки для создания индексов БД для полей доменных объектов (индексирование не реализовано)</text:p>
          </table:table-cell>
          <table:table-cell table:style-name="Таблица7.A1" office:value-type="string">
            <text:p text:style-name="Text_20_body"><text:a xlink:type="simple" xlink:href="https://jira.inttrust.ru:8443/browse/CMFIVE-245">CMFIVE-245</text:a></text:p>
          </table:table-cell>
        </table:table-row>
        <table:table-row>
          <table:table-cell table:style-name="Таблица7.A1" office:value-type="string">
            <text:p text:style-name="P2">-</text:p>
          </table:table-cell>
          <table:table-cell table:style-name="Таблица7.A1" office:value-type="string">
            <text:p text:style-name="P4">Задание имени поля в кавычках в конфигурации коллекции приводило к ошибке</text:p>
          </table:table-cell>
          <table:table-cell table:style-name="Таблица7.A1" office:value-type="string">
            <text:p text:style-name="Text_20_body"><text:a xlink:type="simple" xlink:href="https://jira.inttrust.ru:8443/browse/CMFIVE-364">CMFIVE-364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Сортировка коллекции по нескольким критериям не работала</text:p>
          </table:table-cell>
          <table:table-cell table:style-name="Таблица7.A1" office:value-type="string">
            <text:p text:style-name="Text_20_body"><text:a xlink:type="simple" xlink:href="https://jira.inttrust.ru:8443/browse/CMFIVE-375">CMFIVE-375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Ошибка <text:span text:style-name="T3">SQL </text:span>при указании константы в качестве идентификатора объекта в одной из частей запросов, соединённых <text:span text:style-name="T3">UNION —</text:span> конфигурация коллекций</text:p>
          </table:table-cell>
          <table:table-cell table:style-name="Таблица7.A1" office:value-type="string">
            <text:p text:style-name="Text_20_body"><text:a xlink:type="simple" xlink:href="https://jira.inttrust.ru:8443/browse/CMFIVE-376">CMFIVE-376</text:a></text:p>
          </table:table-cell>
        </table:table-row>
        <table:table-row>
          <table:table-cell table:style-name="Таблица7.A1" office:value-type="string">
            <text:p text:style-name="P3">-</text:p>
          </table:table-cell>
          <table:table-cell table:style-name="Таблица7.A1" office:value-type="string">
            <text:p text:style-name="P4">Поля, заданные константами в конфигурации коллекции, недоступны в полученной коллекции</text:p>
          </table:table-cell>
          <table:table-cell table:style-name="Таблица7.A1" office:value-type="string">
            <text:p text:style-name="Text_20_body"><text:a xlink:type="simple" xlink:href="https://jira.inttrust.ru:8443/browse/CMFIVE-377">CMFIVE-377</text:a></text:p>
          </table:table-cell>
        </table:table-row>
      </table:table>
      <text:h text:style-name="P11" text:outline-level="2">0.5.3<text:tab/>20.12.2013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row>
          <table:table-cell table:style-name="Таблица6.A1" office:value-type="string">
            <text:p text:style-name="P1">!</text:p>
          </table:table-cell>
          <table:table-cell table:style-name="Таблица6.A1" office:value-type="string">
            <text:p text:style-name="P6">Удалён <text:span text:style-name="T3">deprecated-</text:span>метод IdentifiableObjectCollection.setFields()</text:p>
          </table:table-cell>
          <table:table-cell table:style-name="Таблица6.A1" office:value-type="string">
            <text:p text:style-name="Text_20_body"><text:a xlink:type="simple" xlink:href="https://jira.inttrust.ru:8443/browse/CMFIVE-359">CMFIVE-359</text:a></text:p>
          </table:table-cell>
        </table:table-row>
        <table:table-row>
          <table:table-cell table:style-name="Таблица6.A1" office:value-type="string">
            <text:p text:style-name="P1">*</text:p>
          </table:table-cell>
          <table:table-cell table:style-name="Таблица6.A1" office:value-type="string">
            <text:p text:style-name="P6">Если в запросе коллекции отсутствует поле <text:span text:style-name="T3">id, </text:span>то идентификатором объекта назначается первое ссылочное поле</text:p>
          </table:table-cell>
          <table:table-cell table:style-name="Таблица6.A1" office:value-type="string">
            <text:p text:style-name="Text_20_body"><text:a xlink:type="simple" xlink:href="https://jira.inttrust.ru:8443/browse/CMFIVE-239">CMFIVE-239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Сервис хранения вложений в хранилище <text:span text:style-name="T3">IBM FileNet </text:span>(базовая реализация)</text:p>
          </table:table-cell>
          <table:table-cell table:style-name="Таблица6.A1" office:value-type="string">
            <text:p text:style-name="Text_20_body"><text:a xlink:type="simple" xlink:href="https://jira.inttrust.ru:8443/browse/CMFIVE-338">CMFIVE-338</text:a><text:line-break/><text:a xlink:type="simple" xlink:href="https://jira.inttrust.ru:8443/browse/CMFIVE-367">CMFIVE-367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6">Загрузка начальных данных из <text:span text:style-name="T3">csv-</text:span>файлов</text:p>
          </table:table-cell>
          <table:table-cell table:style-name="Таблица6.A1" office:value-type="string">
            <text:p text:style-name="Text_20_body"><text:a xlink:type="simple" xlink:href="https://jira.inttrust.ru:8443/browse/CMFIVE-346">CMFIVE-346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7"><text:span text:style-name="T1">Поддержка коллекций, не имеющих соответствующих представлений (</text:span>collection-view) <text:s/><text:span text:style-name="T1">в конфигурации</text:span></text:p>
          </table:table-cell>
          <table:table-cell table:style-name="Таблица6.A1" office:value-type="string">
            <text:p text:style-name="Text_20_body"><text:a xlink:type="simple" xlink:href="https://jira.inttrust.ru:8443/browse/CMFIVE-206">CMFIVE-206</text:a><text:line-break/><text:a xlink:type="simple" xlink:href="https://jira.inttrust.ru:8443/browse/CMFIVE-360">CMFIVE-360</text:a></text:p>
          </table:table-cell>
        </table:table-row>
        <table:table-row>
          <table:table-cell table:style-name="Таблица6.A1" office:value-type="string">
            <text:p text:style-name="P1">+</text:p>
          </table:table-cell>
          <table:table-cell table:style-name="Таблица6.A1" office:value-type="string">
            <text:p text:style-name="P4">Улучшен механизм протоколирования взаимодействия с БД, добавлены конфигурационные параметры для него</text:p>
          </table:table-cell>
          <table:table-cell table:style-name="Таблица6.A1" office:value-type="string">
            <text:p text:style-name="Text_20_body"><text:a xlink:type="simple" xlink:href="https://jira.inttrust.ru:8443/browse/CMFIVE-331">CMFIVE-33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В коллекциях не поддерживались запросы, содержащие подзапросы</text:p>
          </table:table-cell>
          <table:table-cell table:style-name="Таблица6.A1" office:value-type="string">
            <text:p text:style-name="Text_20_body"><text:a xlink:type="simple" xlink:href="https://jira.inttrust.ru:8443/browse/CMFIVE-357">CMFIVE-357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использовании заглавных букв в именах синонимов полей в <text:soft-page-break/>конфигурации коллекций</text:p>
          </table:table-cell>
          <table:table-cell table:style-name="Таблица6.A1" office:value-type="string">
            <text:p text:style-name="Text_20_body"><text:a xlink:type="simple" xlink:href="https://jira.inttrust.ru:8443/browse/CMFIVE-358">CMFIVE-358</text:a><text:soft-page-break/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Неправильное преобразование запросов из конфигурации коллекций в некоторых случаях</text:p>
          </table:table-cell>
          <table:table-cell table:style-name="Таблица6.A1" office:value-type="string">
            <text:p text:style-name="Text_20_body"><text:a xlink:type="simple" xlink:href="https://jira.inttrust.ru:8443/browse/CMFIVE-361">CMFIVE-361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Реализации <text:span text:style-name="T3">IdentifiableObject </text:span>и <text:span text:style-name="T3">DomainObject </text:span>не были регистронезависимыми</text:p>
          </table:table-cell>
          <table:table-cell table:style-name="Таблица6.A1" office:value-type="string">
            <text:p text:style-name="Text_20_body"><text:a xlink:type="simple" xlink:href="https://jira.inttrust.ru:8443/browse/CMFIVE-349">CMFIVE-349</text:a></text:p>
          </table:table-cell>
        </table:table-row>
        <table:table-row>
          <table:table-cell table:style-name="Таблица6.A1" office:value-type="string">
            <text:p text:style-name="P1">-</text:p>
          </table:table-cell>
          <table:table-cell table:style-name="Таблица6.A1" office:value-type="string">
            <text:p text:style-name="P4">Ошибка при передаче пустой коллекции в метод CrudService.delete()</text:p>
          </table:table-cell>
          <table:table-cell table:style-name="Таблица6.A1" office:value-type="string">
            <text:p text:style-name="Text_20_body"><text:a xlink:type="simple" xlink:href="https://jira.inttrust.ru:8443/browse/CMFIVE-316">CMFIVE-316</text:a></text:p>
          </table:table-cell>
        </table:table-row>
        <table:table-row>
          <table:table-cell table:style-name="Таблица6.A1" office:value-type="string">
            <text:p text:style-name="P2">-</text:p>
          </table:table-cell>
          <table:table-cell table:style-name="Таблица6.A1" office:value-type="string">
            <text:p text:style-name="P7">GUI: <text:span text:style-name="T1">Различные мелкие исправления</text:span></text:p>
          </table:table-cell>
          <table:table-cell table:style-name="Таблица6.A1" office:value-type="string">
            <text:p text:style-name="Text_20_body"/>
          </table:table-cell>
        </table:table-row>
      </table:table>
      <text:h text:style-name="P11" text:outline-level="2">0.5.2-2<text:tab/>13.12.2013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ллекции: количество возвращаемых столбцов точно соответствует количеству полей, перечисленных в <text:span text:style-name="T3">select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5.A1" office:value-type="string">
            <text:p text:style-name="P1">*</text:p>
          </table:table-cell>
          <table:table-cell table:style-name="Таблица5.A1" office:value-type="string">
            <text:p text:style-name="P6">Конфигурация сохраняет регистр имён типов ДО и других объектов, но не учитывает его при сравнении</text:p>
          </table:table-cell>
          <table:table-cell table:style-name="Таблица5.A1" office:value-type="string">
            <text:p text:style-name="Text_20_body"><text:a xlink:type="simple" xlink:href="https://jira.inttrust.ru:8443/browse/CMFIVE-339">CMFIVE-339</text:a></text:p>
          </table:table-cell>
        </table:table-row>
        <table:table-row>
          <table:table-cell table:style-name="Таблица5.A1" office:value-type="string">
            <text:p text:style-name="P2">+</text:p>
          </table:table-cell>
          <table:table-cell table:style-name="Таблица5.A1" office:value-type="string">
            <text:p text:style-name="P7">GUI: Attachment Box</text:p>
          </table:table-cell>
          <table:table-cell table:style-name="Таблица5.A1" office:value-type="string">
            <text:p text:style-name="Text_20_body"><text:a xlink:type="simple" xlink:href="https://jira.inttrust.ru:8443/browse/CMFIVE-165">CMFIVE-165</text:a></text:p>
          </table:table-cell>
        </table:table-row>
        <table:table-row>
          <table:table-cell table:style-name="Таблица5.A1" office:value-type="string">
            <text:p text:style-name="P3">+</text:p>
          </table:table-cell>
          <table:table-cell table:style-name="Таблица5.A1" office:value-type="string">
            <text:p text:style-name="P7">GUI: <text:span text:style-name="T1">Сортировка коллекций по значению столбца при нажатии на его заголовок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217">CMFIVE-217</text:a></text:p>
          </table:table-cell>
        </table:table-row>
        <table:table-row>
          <table:table-cell table:style-name="Таблица5.A1" office:value-type="string">
            <text:p text:style-name="P1">-</text:p>
          </table:table-cell>
          <table:table-cell table:style-name="Таблица5.A1" office:value-type="string">
            <text:p text:style-name="P4">Ошибка при выборке коллекции, содержащей псевдоним для поля в <text:span text:style-name="T3">SQL</text:span></text:p>
          </table:table-cell>
          <table:table-cell table:style-name="Таблица5.A1" office:value-type="string">
            <text:p text:style-name="Text_20_body"><text:a xlink:type="simple" xlink:href="https://jira.inttrust.ru:8443/browse/CMFIVE-324">CMFIVE-324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Не работал параметр <text:span text:style-name="T3">offset </text:span>при выборке коллекций</text:p>
          </table:table-cell>
          <table:table-cell table:style-name="Таблица5.A1" office:value-type="string">
            <text:p text:style-name="Text_20_body"><text:a xlink:type="simple" xlink:href="https://jira.inttrust.ru:8443/browse/CMFIVE-337">CMFIVE-337</text:a></text:p>
          </table:table-cell>
        </table:table-row>
        <table:table-row>
          <table:table-cell table:style-name="Таблица5.A1" office:value-type="string">
            <text:p text:style-name="P2">-</text:p>
          </table:table-cell>
          <table:table-cell table:style-name="Таблица5.A1" office:value-type="string">
            <text:p text:style-name="P4">Ошибка при обновлении коллекции после выполнения действия</text:p>
          </table:table-cell>
          <table:table-cell table:style-name="Таблица5.A1" office:value-type="string">
            <text:p text:style-name="Text_20_body"><text:a xlink:type="simple" xlink:href="https://jira.inttrust.ru:8443/browse/CMFIVE-210">CMFIVE-210</text:a></text:p>
          </table:table-cell>
        </table:table-row>
      </table:table>
      <text:h text:style-name="P11" text:outline-level="2">0.5.2-1<text:tab/>11.12.2013</text:h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>
          <table:table-cell table:style-name="Таблица4.A1" office:value-type="string">
            <text:p text:style-name="P1">*</text:p>
          </table:table-cell>
          <table:table-cell table:style-name="Таблица4.A1" office:value-type="string">
            <text:p text:style-name="P6">Диапазон зарезервированных идентификаторов типов ДО расширен до 5000</text:p>
          </table:table-cell>
          <table:table-cell table:style-name="Таблица4.A1" office:value-type="string">
            <text:p text:style-name="Text_20_body"><text:a xlink:type="simple" xlink:href="https://jira.inttrust.ru:8443/browse/CMFIVE-26"/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5">Механизм запуска периодических задач</text:p>
          </table:table-cell>
          <table:table-cell table:style-name="Таблица4.A1" office:value-type="string">
            <text:p text:style-name="Text_20_body"><text:a xlink:type="simple" xlink:href="https://jira.inttrust.ru:8443/browse/CMFIVE-26">CMFIVE-26</text:a></text:p>
          </table:table-cell>
        </table:table-row>
        <table:table-row>
          <table:table-cell table:style-name="Таблица4.A1" office:value-type="string">
            <text:p text:style-name="P1">+</text:p>
          </table:table-cell>
          <table:table-cell table:style-name="Таблица4.A1" office:value-type="string">
            <text:p text:style-name="P7">GUI: <text:span text:style-name="T1">обновление форм и коллекций после выполнения действий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10">CMFIVE-210</text:a></text:p>
          </table:table-cell>
        </table:table-row>
        <table:table-row>
          <table:table-cell table:style-name="Таблица4.A1" office:value-type="string">
            <text:p text:style-name="P1">-</text:p>
          </table:table-cell>
          <table:table-cell table:style-name="Таблица4.A1" office:value-type="string">
            <text:p text:style-name="P4">Ошибки, связанные с переходом на регистронезависимую конфигурацию</text:p>
          </table:table-cell>
          <table:table-cell table:style-name="Таблица4.A1" office:value-type="string">
            <text:p text:style-name="Text_20_body"><text:a xlink:type="simple" xlink:href="https://jira.inttrust.ru:8443/browse/CMFIVE-251">CMFIVE-251</text:a><text:line-break/><text:a xlink:type="simple" xlink:href="https://jira.inttrust.ru:8443/browse/CMFIVE-325">CMFIVE-325</text:a></text:p>
          </table:table-cell>
        </table:table-row>
        <table:table-row>
          <table:table-cell table:style-name="Таблица4.A1" office:value-type="string">
            <text:p text:style-name="P2">-</text:p>
          </table:table-cell>
          <table:table-cell table:style-name="Таблица4.A1" office:value-type="string">
            <text:p text:style-name="P7">GUI: <text:span text:style-name="T1">ошибка в </text:span>table browser <text:span text:style-name="T1">после стилизации</text:span></text:p>
          </table:table-cell>
          <table:table-cell table:style-name="Таблица4.A1" office:value-type="string">
            <text:p text:style-name="Text_20_body"><text:a xlink:type="simple" xlink:href="https://jira.inttrust.ru:8443/browse/CMFIVE-280">CMFIVE-280</text:a></text:p>
          </table:table-cell>
        </table:table-row>
      </table:table>
      <text:h text:style-name="P11" text:outline-level="2">0.5.2<text:tab/>10.12.2013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менено название служебного поля доменных объектов с <text:span text:style-name="T3">type_id </text:span>на <text:span text:style-name="T3">id_type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13">CMFIVE-313</text:a></text:p>
          </table:table-cell>
        </table:table-row>
        <table:table-row>
          <table:table-cell table:style-name="Таблица3.A1" office:value-type="string">
            <text:p text:style-name="P1">!</text:p>
          </table:table-cell>
          <table:table-cell table:style-name="Таблица3.A1" office:value-type="string">
            <text:p text:style-name="P4">Из <text:span text:style-name="T3">ConfigurationExplorer </text:span>удалены методы getContextRoleByName и getDynamicGroupByName (дублируют метод getConfig)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Из профиля деплоя приложения на <text:span text:style-name="T3">JBoss </text:span>выделен отдельный профиль настройки сервера</text:p>
          </table:table-cell>
          <table:table-cell table:style-name="Таблица3.A1" office:value-type="string">
            <text:p text:style-name="Text_20_body"><text:a xlink:type="simple" xlink:href="https://jira.inttrust.ru:8443/browse/CMFIVE-5">CMFIVE-5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Для ДО <text:span text:style-name="T3">status </text:span>зафиксирован идентификатор типа 31; значения от 1 до 1000 зарезервированы для ручного назначения</text:p>
          </table:table-cell>
          <table:table-cell table:style-name="Таблица3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3.A1" office:value-type="string">
            <text:p text:style-name="P1">*</text:p>
          </table:table-cell>
          <table:table-cell table:style-name="Таблица3.A1" office:value-type="string">
            <text:p text:style-name="P4">Группа «Администраторы» переименована в <text:span text:style-name="T3">“Administrators”</text:span>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В коллекции добавлен встроенный фильтр для выборки объектов по списку идентификаторов</text:p>
          </table:table-cell>
          <table:table-cell table:style-name="Таблица3.A1" office:value-type="string">
            <text:p text:style-name="Text_20_body"><text:a xlink:type="simple" xlink:href="https://jira.inttrust.ru:8443/browse/CMFIVE-307">CMFIVE-307</text:a></text:p>
          </table:table-cell>
        </table:table-row>
        <text:soft-page-break/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5">Сервис генерации отчётов</text:p>
          </table:table-cell>
          <table:table-cell table:style-name="Таблица3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4">Пропуск проверок прав доступа для членов группы <text:span text:style-name="T3">“Superusers”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П</text:span>оддержка множественных field-path виджетов, редактирующих связи – <text:span text:style-name="T1">вспомогательные конфигураци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3.A1" office:value-type="string">
            <text:p text:style-name="P1">+</text:p>
          </table:table-cell>
          <table:table-cell table:style-name="Таблица3.A1" office:value-type="string">
            <text:p text:style-name="P7">GUI: <text:span text:style-name="T1">Стилизация </text:span>table browser <text:span text:style-name="T1">к виду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80">CMFIVE-280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Отображение<text:span text:style-name="T1"> </text:span>suggest box <text:span text:style-name="T1">в стиле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79">CMFIVE-279</text:a></text:p>
          </table:table-cell>
        </table:table-row>
        <table:table-row>
          <table:table-cell table:style-name="Таблица3.A1" office:value-type="string">
            <text:p text:style-name="P2">+</text:p>
          </table:table-cell>
          <table:table-cell table:style-name="Таблица3.A1" office:value-type="string">
            <text:p text:style-name="P7">GUI: <text:span text:style-name="T1">Стилизация и анимация панели навигации аналогично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224">CMFIVE-224</text:a></text:p>
          </table:table-cell>
        </table:table-row>
        <table:table-row>
          <table:table-cell table:style-name="Таблица3.A1" office:value-type="string">
            <text:p text:style-name="P3">+</text:p>
          </table:table-cell>
          <table:table-cell table:style-name="Таблица3.A1" office:value-type="string">
            <text:p text:style-name="P7">GUI: <text:span text:style-name="T1">Приведение </text:span>attachment box <text:span text:style-name="T1">к стилю </text:span>CM 4.2</text:p>
          </table:table-cell>
          <table:table-cell table:style-name="Таблица3.A1" office:value-type="string">
            <text:p text:style-name="Text_20_body"><text:a xlink:type="simple" xlink:href="https://jira.inttrust.ru:8443/browse/CMFIVE-160">CMFIVE-160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Не заключались в кавычки и не приводились к нижнему регистру имена ДО и полей в частях запросов, вставляемых фильтрами коллекций</text:p>
          </table:table-cell>
          <table:table-cell table:style-name="Таблица3.A1" office:value-type="string">
            <text:p text:style-name="Text_20_body"><text:a xlink:type="simple" xlink:href="https://jira.inttrust.ru:8443/browse/CMFIVE-312">CMFIVE-312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4">Не учитывались унаследованные поля при поиске связанных объектов (CrudService.findLinkedDomainObjects)</text:p>
          </table:table-cell>
          <table:table-cell table:style-name="Таблица3.A1" office:value-type="string">
            <text:p text:style-name="Text_20_body"><text:a xlink:type="simple" xlink:href="https://jira.inttrust.ru:8443/browse/CMFIVE-309">CMFIVE-309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Аудит лог перестал работать после реализации регистронезависимости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Служба вычисления динамических групп сломалась из-за регистронезависимой конфигурации</text:p>
          </table:table-cell>
          <table:table-cell table:style-name="Таблица3.A1" office:value-type="string">
            <text:p text:style-name="Text_20_body"/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4">Ошибка при выполнении запросов, не задающих синонимы <text:span text:style-name="T3">(aliases)</text:span> для используемых таблиц</text:p>
          </table:table-cell>
          <table:table-cell table:style-name="Таблица3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3.A1" office:value-type="string">
            <text:p text:style-name="P2">-</text:p>
          </table:table-cell>
          <table:table-cell table:style-name="Таблица3.A1" office:value-type="string">
            <text:p text:style-name="P7">GUI: <text:span text:style-name="T1">Исправлено определение размеров панели плагина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3.A1" office:value-type="string">
            <text:p text:style-name="P3">-</text:p>
          </table:table-cell>
          <table:table-cell table:style-name="Таблица3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3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1" text:outline-level="2">0.5.1-1<text:tab/>29.11.2013</text:h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*</text:p>
          </table:table-cell>
          <table:table-cell table:style-name="Таблица2.A1" office:value-type="string">
            <text:p text:style-name="P4">Имена типов доменных объектов и полей в конфигурации и в запросах теперь являются регистронезависимыми</text:p>
          </table:table-cell>
          <table:table-cell table:style-name="Таблица2.A1" office:value-type="string">
            <text:p text:style-name="Text_20_body"><text:a xlink:type="simple" xlink:href="https://jira.inttrust.ru:8443/browse/CMFIVE-121">CMFIVE-121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4">Возможность указывать фиксированные числовые идентификаторы для типов доменных объектов</text:p>
          </table:table-cell>
          <table:table-cell table:style-name="Таблица2.A1" office:value-type="string">
            <text:p text:style-name="Text_20_body"><text:a xlink:type="simple" xlink:href="https://jira.inttrust.ru:8443/browse/CMFIVE-282">CMFIVE-28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Создание и добавление в группу администраторов специального пользователя в случае отсутствия пользователей в этой группе</text:p>
          </table:table-cell>
          <table:table-cell table:style-name="Таблица2.A1" office:value-type="string">
            <text:p text:style-name="Text_20_body"><text:a xlink:type="simple" xlink:href="https://jira.inttrust.ru:8443/browse/CMFIVE-264">CMFIVE-264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Добавлена группа <text:span text:style-name="T3">Superusers, </text:span><text:span text:style-name="T1">члены который имеют полный доступ ко всем объектам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302">CMFIVE-302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Text_20_body"><text:span text:style-name="T3">GUI: </text:span><text:span text:style-name="T1">Реализована шина событий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188">CMFIVE-188</text:a></text:p>
          </table:table-cell>
        </table:table-row>
        <table:table-row>
          <table:table-cell table:style-name="Таблица2.A1" office:value-type="string">
            <text:p text:style-name="P1">+</text:p>
          </table:table-cell>
          <table:table-cell table:style-name="Таблица2.A1" office:value-type="string">
            <text:p text:style-name="P7">GUI: <text:span text:style-name="T1">П</text:span>оддержка множественных field-path виджетов, редактирующих связи</text:p>
          </table:table-cell>
          <table:table-cell table:style-name="Таблица2.A1" office:value-type="string">
            <text:p text:style-name="Text_20_body"><text:a xlink:type="simple" xlink:href="https://jira.inttrust.ru:8443/browse/CMFIVE-295">CMFIVE-295</text:a></text:p>
          </table:table-cell>
        </table:table-row>
        <table:table-row>
          <table:table-cell table:style-name="Таблица2.A1" office:value-type="string">
            <text:p text:style-name="P2">+</text:p>
          </table:table-cell>
          <table:table-cell table:style-name="Таблица2.A1" office:value-type="string">
            <text:p text:style-name="P7">GUI: сохранение положения сплиттера после изменения размера окна и переключения положения (вертикального и горизонтального)</text:p>
          </table:table-cell>
          <table:table-cell table:style-name="Таблица2.A1" office:value-type="string">
            <text:p text:style-name="Text_20_body"><text:a xlink:type="simple" xlink:href="https://jira.inttrust.ru:8443/browse/CMFIVE-192">CMFIVE-192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7">GUI: <text:span text:style-name="T1">Добавлено определение размеров панели плагина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08">CMFIVE-208</text:a></text:p>
          </table:table-cell>
        </table:table-row>
        <table:table-row>
          <table:table-cell table:style-name="Таблица2.A1" office:value-type="string">
            <text:p text:style-name="P2">-</text:p>
          </table:table-cell>
          <table:table-cell table:style-name="Таблица2.A1" office:value-type="string">
            <text:p text:style-name="P4">Схема конфигурации не поддерживала отсутствие тега <text:span text:style-name="T3">fields </text:span>для дочерних объектов</text:p>
          </table:table-cell>
          <table:table-cell table:style-name="Таблица2.A1" office:value-type="string">
            <text:p text:style-name="Text_20_body"/>
          </table:table-cell>
        </table:table-row>
        <table:table-row>
          <table:table-cell table:style-name="Таблица2.A1" office:value-type="string">
            <text:p text:style-name="P3">-</text:p>
          </table:table-cell>
          <table:table-cell table:style-name="Таблица2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2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<text:soft-page-break/>0.5.1<text:tab/>26.11.2013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Text_20_body"><text:span text:style-name="T1">Классы, представляющие конфигурационные теги, перенесены в модуль </text:span><text:span text:style-name="T3">model (</text:span><text:span text:style-name="T1">из </text:span><text:span text:style-name="T3">configuration), </text:span><text:span text:style-name="T1">также изменился базовый </text:span><text:span text:style-name="T3">package </text:span><text:span text:style-name="T1">для них: ru.intertrust.cm.core.config</text:span><text:span text:style-name="T1"> </text:span><text:span text:style-name="T3">(</text:span><text:span text:style-name="T1">вместо ru.intertrust.cm.core.config.model)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56">CMFIVE-256</text:a></text:p>
          </table:table-cell>
        </table:table-row>
        <table:table-row>
          <table:table-cell table:style-name="Таблица1.A1" office:value-type="string">
            <text:p text:style-name="P1">!</text:p>
          </table:table-cell>
          <table:table-cell table:style-name="Таблица1.A1" office:value-type="string">
            <text:p text:style-name="P4">Изменён интерфейс <text:span text:style-name="T3">AttachmentService: </text:span>метод getAttachmentDomainObjectsFor() объявлен <text:span text:style-name="T3">deprecated</text:span></text:p>
          </table:table-cell>
          <table:table-cell table:style-name="Таблица1.A1" office:value-type="string">
            <text:p text:style-name="Text_20_body"/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работан <text:span text:style-name="T3">JDBC-</text:span>интерфейс для обеспечения работы <text:span text:style-name="T3">JasperReport Studio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43">CMFIVE-243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4">Добавлены методы для работы с конфигурацией полей в коллекции</text:p>
          </table:table-cell>
          <table:table-cell table:style-name="Таблица1.A1" office:value-type="string">
            <text:p text:style-name="Text_20_body"><text:a xlink:type="simple" xlink:href="https://jira.inttrust.ru:8443/browse/CMFIVE-251">CMFIVE-251</text:a></text:p>
          </table:table-cell>
        </table:table-row>
        <table:table-row>
          <table:table-cell table:style-name="Таблица1.A1" office:value-type="string">
            <text:p text:style-name="P1">+</text:p>
          </table:table-cell>
          <table:table-cell table:style-name="Таблица1.A1" office:value-type="string">
            <text:p text:style-name="P7">GUI: <text:span text:style-name="T1">Ленивая загрузка коллекций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07">CMFIVE-207</text:a></text:p>
          </table:table-cell>
        </table:table-row>
        <table:table-row>
          <table:table-cell table:style-name="Таблица1.A1" office:value-type="string">
            <text:p text:style-name="P2">-</text:p>
          </table:table-cell>
          <table:table-cell table:style-name="Таблица1.A1" office:value-type="string">
            <text:p text:style-name="P4">Удалена внутренняя зависимость платформы от имени приложения</text:p>
          </table:table-cell>
          <table:table-cell table:style-name="Таблица1.A1" office:value-type="string">
            <text:p text:style-name="Text_20_body"><text:a xlink:type="simple" xlink:href="https://jira.inttrust.ru:8443/browse/CMFIVE-268">CMFIVE-268</text:a></text:p>
          </table:table-cell>
        </table:table-row>
        <table:table-row>
          <table:table-cell table:style-name="Таблица1.A1" office:value-type="string">
            <text:p text:style-name="P3">-</text:p>
          </table:table-cell>
          <table:table-cell table:style-name="Таблица1.A1" office:value-type="string">
            <text:p text:style-name="P7">GUI: <text:span text:style-name="T1">Различные исправления внешнего вида и вёрстки</text:span></text:p>
          </table:table-cell>
          <table:table-cell table:style-name="Таблица1.A1" office:value-type="string">
            <text:p text:style-name="Text_20_body"><text:a xlink:type="simple" xlink:href="https://jira.inttrust.ru:8443/browse/CMFIVE-261">CMFIVE-261</text:a></text:p>
          </table:table-cell>
        </table:table-row>
      </table:table>
      <text:h text:style-name="P12" text:outline-level="2">0.5.0<text:tab/>20.11.2013</text:h>
      <text:p text:style-name="P4">Основной функционал системы.</text:p>
      <text:p text:style-name="P4">Не подключены права доступа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2" svg:font-family="Arial, FreeSans, Helvetica, sans-serif"/>
    <style:font-face style:name="Mangal1" svg:font-family="Mangal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Mangal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11-27T18:14:10.98</meta:creation-date>
    <dc:date>2014-01-09T21:18:11.07</dc:date>
    <meta:editing-duration>PT9H58M6S</meta:editing-duration>
    <meta:editing-cycles>13</meta:editing-cycles>
    <meta:generator>OpenOffice.org/3.3$Win32 OpenOffice.org_project/330m20$Build-9567</meta:generator>
    <meta:document-statistic meta:table-count="10" meta:image-count="0" meta:object-count="0" meta:page-count="5" meta:paragraph-count="287" meta:word-count="1095" meta:character-count="8400"/>
  </office:meta>
</office:document-meta>
</file>